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/>
  </office:font-face-decls>
  <office:automatic-styles>
    <style:style style:name="P1" style:family="paragraph" style:parent-style-name="Standard">
      <style:text-properties officeooo:rsid="00115196" officeooo:paragraph-rsid="00115196"/>
    </style:style>
    <style:style style:name="P2" style:family="paragraph" style:parent-style-name="Standard">
      <style:paragraph-properties fo:text-align="end" style:justify-single-word="false"/>
      <style:text-properties fo:color="#3deb3d" loext:opacity="100%" fo:font-size="16pt" fo:font-weight="bold" officeooo:rsid="00115196" officeooo:paragraph-rsid="00115196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2dcab" officeooo:paragraph-rsid="0012dcab"/>
    </style:style>
    <style:style style:name="P4" style:family="paragraph" style:parent-style-name="Standard">
      <style:text-properties officeooo:rsid="0014403b" officeooo:paragraph-rsid="0014403b"/>
    </style:style>
    <style:style style:name="P5" style:family="paragraph" style:parent-style-name="Standard">
      <style:text-properties officeooo:rsid="0014403b" officeooo:paragraph-rsid="0017902d"/>
    </style:style>
    <style:style style:name="P6" style:family="paragraph" style:parent-style-name="Standard">
      <style:text-properties officeooo:rsid="0014403b" officeooo:paragraph-rsid="0014403b"/>
    </style:style>
    <style:style style:name="P7" style:family="paragraph" style:parent-style-name="Standard">
      <style:text-properties officeooo:rsid="001994d0" officeooo:paragraph-rsid="001994d0"/>
    </style:style>
    <style:style style:name="P8" style:family="paragraph" style:parent-style-name="Standard">
      <style:text-properties officeooo:rsid="001b5636" officeooo:paragraph-rsid="001b5636"/>
    </style:style>
    <style:style style:name="P9" style:family="paragraph" style:parent-style-name="Standard">
      <style:text-properties officeooo:rsid="001d30ee" officeooo:paragraph-rsid="001d30ee"/>
    </style:style>
    <style:style style:name="T1" style:family="text">
      <style:text-properties officeooo:rsid="0011a6da"/>
    </style:style>
    <style:style style:name="T2" style:family="text">
      <style:text-properties officeooo:rsid="0012dcab"/>
    </style:style>
    <style:style style:name="T3" style:family="text">
      <style:text-properties officeooo:rsid="00133a62"/>
    </style:style>
    <style:style style:name="T4" style:family="text">
      <style:text-properties officeooo:rsid="00145ff8"/>
    </style:style>
    <style:style style:name="T5" style:family="text">
      <style:text-properties officeooo:rsid="0015b378"/>
    </style:style>
    <style:style style:name="T6" style:family="text">
      <style:text-properties officeooo:rsid="0017902d"/>
    </style:style>
    <style:style style:name="T7" style:family="text">
      <style:text-properties officeooo:rsid="0017e009"/>
    </style:style>
    <style:style style:name="T8" style:family="text">
      <style:text-properties officeooo:rsid="001994d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e853c"/>
    </style:style>
    <style:style style:name="T11" style:family="text">
      <style:text-properties officeooo:rsid="001b5636"/>
    </style:style>
    <style:style style:name="T12" style:family="text">
      <style:text-properties officeooo:rsid="001d30ee"/>
    </style:style>
    <style:style style:name="T13" style:family="text">
      <style:text-properties officeooo:rsid="001e853c"/>
    </style:style>
    <style:style style:name="T14" style:family="text">
      <style:text-properties officeooo:rsid="00200e06"/>
    </style:style>
    <style:style style:name="T15" style:family="text">
      <style:text-properties officeooo:rsid="0021fd09"/>
    </style:style>
    <style:style style:name="T16" style:family="text">
      <style:text-properties officeooo:rsid="0022d7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CT</text:p>
      <text:p text:style-name="P1"/>
      <text:p text:style-name="P1">FCT es el acrónimo de Formación en Centro de Trabajo. <text:span text:style-name="T1">La FCT se desarrolla en 2º curso </text:span><text:span text:style-name="T2">junto al PASIR, normalmente, </text:span><text:span text:style-name="T1">después de </text:span><text:span text:style-name="T2">semana santa y sólo si se han superado los módulos de FCE. Si los módulos de FCE se superan en junio FCT y PASIR se cursan en 1ª y/o 2ª evaluación, nunca en 3ª. </text:span><text:span text:style-name="T8">El alumno debe realizar estas prácticase en una empresa privada o pública o en una institución. El alumno no puede realizar las prácticas en su propio instituto ni en una empresa con la que el alumno tenga primer grado de consanguinidad. </text:span><text:span text:style-name="T16">Las prácticas pueden convalidarse si el alumno demuestra 1 años de experiencia en un puesto afín y tras aprobación del departamento.</text:span></text:p>
      <text:p text:style-name="P1"/>
      <text:p text:style-name="P3">El objetivo de este modelo es asignar a cada alumno o alumna la mejor empresa posible, tanto por cercanía geográfica, <text:span text:style-name="T3">por posibilidades de formación adicional, por interesante y por posibilidades de incorporación laboral. Por eso necesito mucha información sobre las empresas de mi marco y las que ofrecen tele trabajo.</text:span></text:p>
      <text:p text:style-name="P9"/>
      <text:p text:style-name="P9">Voy a considerar todos los ciclos de Informática del centro. <text:span text:style-name="T13">Las empresas pueden </text:span><text:span text:style-name="T15">firmar contratos de </text:span><text:span text:style-name="T14">prácticas</text:span><text:span text:style-name="T13"> </text:span><text:span text:style-name="T15">con uno o</text:span><text:span text:style-name="T13"> más de un alumno del mismo o distinto ciclo, para realizar la misma o distintas </text:span><text:span text:style-name="T10">funciones</text:span><text:span text:style-name="T13">. Para empezar recogeremos todos los alumnos y empresas que ya hemos tenido de FCT. </text:span><text:span text:style-name="T14">También quiero recoger que alumnos están o han estado contratados por qué empresas.</text:span></text:p>
      <text:p text:style-name="P3"/>
      <text:p text:style-name="P7"><text:span text:style-name="T11">A</text:span>lmacenar<text:span text:style-name="T11">emos</text:span> ofertas de trabajo que voy sacar de Linkedin, InfoJobs, etc. Ofertas que seanacordes con el <text:span text:style-name="T9">perfil</text:span> de los alumnos. <text:span text:style-name="T12">Ejemplos de perfiles de ASIR </text:span><text:span text:style-name="T13">pueden ser sysadmin, dba o devops. Nos centraremos en las empresas de nuestro ámbito geográfico o que ofrezcan teletrabajo.</text:span><text:span text:style-name="T12"> <text:s/></text:span></text:p>
      <text:p text:style-name="P4"/>
      <text:p text:style-name="P8">También <text:span text:style-name="T13">guardaremos los </text:span>contactos con las empresas. Quien contactó, a través de qué medio, cuando y que contestaron. <text:span text:style-name="T13">Cuidado, porque intentaremos que un profesor no contacte con una empresa ya contactada para no dar sensación de falta de coordinación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mpresa. <text:span text:style-name="T4">Sede. Labor </text:span><text:span text:style-name="T5">a realiza</text:span><text:span text:style-name="T7">r</text:span><text:span text:style-name="T4">. Tecnologias </text:span><text:span text:style-name="T5">empleadas y conocidas</text:span><text:span text:style-name="T4">. Alumno. Profesor. Ciclo. </text:span><text:span text:style-name="T5">Ofertas de trabajo.</text:span></text:p>
      <text:p text:style-name="P3"/>
      <text:p text:style-name="P5"><text:span text:style-name="T4">Alumno-&gt;</text:span><text:span text:style-name="T6">nombre, dni, correo, fnac, </text:span><text:span text:style-name="T14">género</text:span><text:span text:style-name="T6"> </text:span><text:span text:style-name="T13">porque específicamente ciertas empresas lo solicitan</text:span><text:span text:style-name="T6">, etc.</text:span>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ahoma" fo:font-size="11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ahoma" fo:font-size="11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 Black" fo:font-family="'Arial Black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ahoma" fo:font-family="Tahoma" style:font-family-generic="swiss" fo:font-size="11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ime </meta:initial-creator>
    <meta:creation-date>2022-09-22T20:58:59.734351716</meta:creation-date>
    <meta:generator>LibreOffice/7.3.6.2$Linux_X86_64 LibreOffice_project/30$Build-2</meta:generator>
    <dc:date>2022-09-29T21:45:58.427701668</dc:date>
    <dc:creator>jaime</dc:creator>
    <meta:editing-duration>PT1H12M12S</meta:editing-duration>
    <meta:editing-cycles>6</meta:editing-cycles>
    <meta:document-statistic meta:table-count="0" meta:image-count="0" meta:object-count="0" meta:page-count="1" meta:paragraph-count="8" meta:word-count="343" meta:character-count="2103" meta:non-whitespace-character-count="1766"/>
  </office:meta>
</office:document-meta>
</file>